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0ee73" officeooo:paragraph-rsid="0010ee73"/>
    </style:style>
    <style:style style:name="P2" style:family="paragraph" style:parent-style-name="Text_20_body">
      <style:text-properties officeooo:rsid="001178d8" officeooo:paragraph-rsid="00117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иса: Привет, мир!</text:p>
      <text:p text:style-name="P1">Алексей: Пока, мир.</text:p>
      <text:p text:style-name="P1">Просто текст.</text:p>
      <text:p text:style-name="P2">$ renpy.cod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ntarell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ntarell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ntarell" fo:font-family="Cantarell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3T15:22:56.138261305</dc:date>
    <meta:editing-duration>PT17M31S</meta:editing-duration>
    <meta:editing-cycles>7</meta:editing-cycles>
    <meta:generator>LibreOffice/7.3.3.2$Linux_X86_64 LibreOffice_project/30$Build-2</meta:generator>
    <meta:document-statistic meta:table-count="0" meta:image-count="0" meta:object-count="0" meta:page-count="1" meta:paragraph-count="4" meta:word-count="10" meta:character-count="65" meta:non-whitespace-character-count="59"/>
  </office:meta>
</office:document-meta>
</file>